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solid" style:text-underline-width="auto" style:text-underline-color="font-color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font-name="Times New Roman1"/>
    </style:style>
    <style:style style:name="T9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habbat zakhor; Alliance isra<text:span text:style-name="T8">é</text:span><text:span text:style-name="T9">lite universelle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Benjamin Disraeli</text:p>
      <text:p text:style-name="P2">Additional Places mentioned: Berlin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Sabbath Before Purim/</text:p>
      <text:p text:style-name="P6">[Hebrew]/</text:p>
      <text:p text:style-name="P6"/>
      <text:p text:style-name="P5">[Page 1]</text:p>
      <text:p text:style-name="P5">B. <text:s/>The days of youth are a receptacle <text:span text:style-name="T2">of</text:span><text:span text:style-name="T5"> for quick/ impressions; </text:span><text:span text:style-name="T2">no</text:span><text:span text:style-name="T5"> a riper age often </text:span><text:span text:style-name="T2">removes</text:span><text:span text:style-name="T5"> banishes away what/ the </text:span><text:span text:style-name="T2">d</text:span><text:span text:style-name="T5"> susceptible mind has hastily accepted. <text:s/>I/ remember to have read in my school days a Hebrew/ book which prejudiced my mind greatly against the character/ of Mordecai. <text:s/>The author denies the historic Jew/ of Shushan any quality worthy of the esteem of/ posterity. <text:s/>In his opinion, a refusal to show/ Haman the same mark of respect, as other court officials/ paid to the favorite minister, proceeded from an ill-founded/ piety, while to insist in </text:span><text:span text:style-name="T2">refusing obeisance to</text:span><text:span text:style-name="T5"> withholding homage from a/ superior officer, after having discovered the harm which/ such a </text:span><text:span text:style-name="T2">conduct</text:span><text:span text:style-name="T5"> refusal had occasioned, was an inexcusable wrong./ <text:s/>I was somewhat surprised a few years ago on hear-/-ing a minister from a neighboring city, incidentally/ present, in the course of a well prepared lecture before a/ Philadelphia literary association, similar </text:span><text:span text:style-name="T2">arguments</text:span><text:span text:style-name="T5"> views./ <text:s/></text:span><text:span text:style-name="T2">in</text:span><text:span text:style-name="T5"> They were very disparaging</text:span><text:span text:style-name="T2">ent</text:span><text:span text:style-name="T5"> of Mordecai as a Jew and a man./ <text:s/>A female member of this congregation rebuked the lec-/-turer at that time, in a weekly paper, and pleaded on/ behalf of a Biblical character endeared to the house of Israel,/</text:span></text:p>
      <text:p text:style-name="P5"><text:span text:style-name="T5"/></text:p>
      <text:p text:style-name="P5"><text:span text:style-name="T5">[Page 2]</text:span></text:p>
      <text:p text:style-name="P5"><text:span text:style-name="T5">who for upwards of twenty two centuries have/ celebrated the joyful festivity of Purim. <text:s/>I cannot/ recall just now the arguments that my sister in faith/ brought forth in defence[sic!] of our illustrious ancestor,/ </text:span><text:soft-page-break/><text:span text:style-name="T5">but to me it seems clear that Mordecai was governed/ by sentiments deserving </text:span><text:span text:style-name="T2">my</text:span><text:span text:style-name="T5"> of all praise. <text:s/>I admit/ without any hesitation that no prohibition exists/ in the scriptures against prostrating oneself in de-/-ference to persons we wish to honor. <text:s/>I have learned on the contrary that/ some of the worthiest among our people followed that/ eastern custom in their social intercourse, but I must/ be greatly at fault, if Holy Writ </text:span><text:span text:style-name="T2">contradicts</text:span><text:span text:style-name="T5"> disproves my assert-/-ion, that to kneel down, except in worshipping[sic!] the Deity,/ was never allowed in Biblical times. <text:s/>And that/ was precisely, according to the Hebrew wording of the text,/ what Haman demanded of Mordecai [Hebrew]. <text:s/>He must/ offer to a mortal a sign of adoration due only to Al-/mighty God. <text:s/>Had the recipient been an individual/ ever so preeminent in virtue, the act would even then find/ no extenuation, but how much less when </text:span><text:span text:style-name="T2">proposed</text:span><text:span text:style-name="T5"> evinced/ to an ungodly scion of Amalek the Agagite </text:span><text:span text:style-name="T2">upstart</text:span><text:span text:style-name="T5"> swelling with ambition?/ <text:s/>Such hypocrisy was repelling to the nature of a high minded/</text:span></text:p>
      <text:p text:style-name="P5"><text:span text:style-name="T5"/></text:p>
      <text:p text:style-name="P5"><text:span text:style-name="T5">[Page 3]</text:span></text:p>
      <text:p text:style-name="P5"><text:span text:style-name="T5">Jew. <text:s/>That his incapacity to cringe and play/ false to religion, should have exposed his people to/ the vindictiveness of a minion in the Persian court,/ Mordecai lamented in sack cloth and ashes, but could/ he, without becoming despicable in his own eyes, have/ fawned and flattered, so that the arch enemy of his/ race might resent? <text:s/>Never. <text:s/>Now: on reading/ the legendary tales of the Talmud, upon this </text:span><text:span text:style-name="T2">incident</text:span><text:span text:style-name="T5"> episode/ in the book of Esther, I realized how true it is/ that history </text:span><text:span text:style-name="T2">does</text:span><text:span text:style-name="T5"> repeats itself. <text:s/>There will always/ be in a community, a large number who cannot rise/ to a very high standard. <text:s/>Good enough men are they when/ the </text:span><text:span text:style-name="T2">course</text:span><text:span text:style-name="T5"> current of life runs smooth, but if severe drawbacks/ loom up; if a choice is to be made between principles/ and </text:span><text:span text:style-name="T2">sufferings</text:span><text:span text:style-name="T5"> trials, they will readily sacrifice ideas to </text:span><text:span text:style-name="T2">enjoy</text:span><text:span text:style-name="T5"> avoid/ </text:span><text:span text:style-name="T2">ease</text:span><text:span text:style-name="T5"> troubles. <text:s/>As early as in the days of Moses regrets were/ expressed by certain Hebrews that the endeavour of our inspired/ leader to gain freedom for the slaves, had brought on additional/ sufferings. <text:s/>The</text:span><text:span text:style-name="T2">y</text:span><text:span text:style-name="T5"> bondmen would have preferred the chains which they/ were used to drag, to the hard struggle necessary to break/ them asunder./</text:span></text:p>
      <text:p text:style-name="P5"><text:span text:style-name="T5"/></text:p>
      <text:p text:style-name="P5"><text:span text:style-name="T5">[Page 4]</text:span></text:p>
      <text:p text:style-name="P5"><text:span text:style-name="T5">So likewise in much later times, say the Rabbis, Jews/ remonstrate with Mordecai, because his rigid adherence to/ what he considered right, had intensified the hatred of gentiles/ against </text:span><text:span text:style-name="T2">the</text:span><text:span text:style-name="T5"> Hebrews. <text:s/>Better yeild[sic!] to the overbearing than/ </text:span><text:span text:style-name="T2">be exposed to</text:span><text:span text:style-name="T5"> endure persecution; so thought a vast multitude in Shushan./ <text:s/>But I was not prepared to hear a like complaint and a like </text:span><text:span text:style-name="T2">argu-</text:span><text:span text:style-name="T5"> reasoning/ </text:span><text:span text:style-name="T2">-ment</text:span><text:span text:style-name="T5"> from certain </text:span><text:span text:style-name="T2">Hebrews</text:span><text:span text:style-name="T5"> Eurpean brethren of ours, when other brethren/ with the kindest intention sought to benefit. <text:s/>There fell/ into my hands last week, a copy of a Hebrew periodical pu-/-blished in Prussia. <text:s/>In it an article appeared which was headed/ thus "sorrows and lamentations". <text:s/></text:span><text:span text:style-name="T2">It</text:span><text:span text:style-name="T5"> The paper had been written in Roumania,/ and for obvious reasons no signature had been appended to it,/ but that the gloomy picture was not overdrawn, I can vouch for./ <text:s/>I have compared it with an authoritative one, and have seen/ that it is unfortunately too correct. <text:s/>But is it fair, is it/ sensible to lay the origin of the evil at the door of the/ </text:span><text:span text:style-name="T3">Isr</text:span><text:span text:style-name="T6"> Universal Israelitish Alliance</text:span><text:span text:style-name="T7">? <text:s/>This far-reaching organization had/ its spokesmen at the international Berlin congress in 1878. <text:s/>Sup-/-ported by the late Benjamin Disraeli, the Alliance forcibly/ pleased for the recognition of Roumanian Jews as citizens of/ the new Kingdom about to be established. <text:s/>Prince Charles/ who laid claims to the title of independent sovereign of the principalities,/</text:span></text:p>
      <text:p text:style-name="P5"><text:span text:style-name="T7"/></text:p>
      <text:p text:style-name="P5"><text:span text:style-name="T7">[Page 5]</text:span></text:p>
      <text:p text:style-name="P5"><text:span text:style-name="T7">which he formerly ruled at the sufferance of European/ potentates, promised all, and performed nothing. <text:s/>His/ Jewish subjects, who are very numerous, find every/ avenue to progress tight shut against them. <text:s/>No ad-/-mission to public schools of learning, none to industrial/ schools, not even to </text:span><text:span text:style-name="T4">higher</text:span><text:span text:style-name="T7"> superior ranks in military departments./ <text:s/>Eight hundred and eighty three Jewish soldiers who distin-/-guished themselves in the Turks-Russia war (1877) in which/ Roumania fought as an ally to Russia--, and who where/ assured of obtaining </text:span><text:span text:style-name="T4">the right of</text:span><text:span text:style-name="T7"> citizenship, never received it./ <text:s/>The Jew has a right to </text:span><text:soft-page-break/><text:span text:style-name="T7">be killed for his country, but not </text:span><text:span text:style-name="T4">that</text:span><text:span text:style-name="T7"> to/ </text:span><text:span text:style-name="T4">of being</text:span><text:span text:style-name="T7"> be deemed a son of that unmotherly land. <text:s/>No matter/ how </text:span><text:span text:style-name="T4">may</text:span><text:span text:style-name="T7"> many centuries the Jews may have lived in Roumania,/ he that is not a christian, is a stranger, the birth of/ his children is not registered in </text:span><text:span text:style-name="T4">public</text:span><text:span text:style-name="T7"> municipal records, and yet/ to procure a passport and flee away from that new/ Egypt, is almost as difficult as to cross the Red Sea on/ foot. <text:s/>Last year, whether to spite the Alliance in its/ incessant remonstrances, or by reason of the inveterate hatred/ of the Greek march against Jews, a new Pharaonic law/ was enacted. <text:s/>It reduces to beggary 20,000 persons of/ our faith, who, debarred from following higher callings, earned/</text:span></text:p>
      <text:p text:style-name="P5"><text:span text:style-name="T7"/></text:p>
      <text:p text:style-name="P5"><text:span text:style-name="T7">[Page 6]</text:span></text:p>
      <text:p text:style-name="P5"><text:span text:style-name="T7">a livelihood by peddling and hawking </text:span><text:span text:style-name="T4">goods</text:span><text:span text:style-name="T7"> merchandise of various/ kinds. <text:s/>It is realted that a father of a </text:span><text:span text:style-name="T4">large</text:span><text:span text:style-name="T7"> family,/ being forbid to </text:span><text:span text:style-name="T4">offer</text:span><text:span text:style-name="T7"> ply his trade, hired himself as a </text:span><text:span text:style-name="T4">daily</text:span><text:span text:style-name="T7"> journey/ </text:span><text:span text:style-name="T4">laborer</text:span><text:span text:style-name="T7"> man, and for the privilege of not being molested in his/ work, he had to pay a fellow-laborer of the Christian/ faith a part of his scanty wages. <text:s/>Four hundred Israelites/ among those affected by the cruel ordinance, petitioned the/ Senate in the hopes of bringing about some modification,/ but [?], the prime minister of King Charles, a/ veritable counterpart of Haman, set aside the me-/-morial. <text:s/>Said he: "Strangers have no right to address public/ bodies constituting the Roumanian government." <text:s/>The/ Hebrew article to which I have referred, dictated by/ despair, pours forth </text:span><text:span text:style-name="T4">its</text:span><text:span text:style-name="T7"> a vial of wrath on the Alliance, just as/ the Hebrew officers of the Hebrew slaves, inveigled against/ against[sic!] Moses and Aaron by telling them "May the Lord/ look upon you and judge that you have made us/ odious in the sight of Pharaoh and his servants, and/ put a sword into their hands to kill us", and just/ as the Hebrew contemporaries of Mordecai, according/ to the Talmudists, reproached him for having/</text:span></text:p>
      <text:p text:style-name="P5"><text:span text:style-name="T7"/></text:p>
      <text:p text:style-name="P5"><text:span text:style-name="T7">[Page 7]</text:span></text:p>
      <text:p text:style-name="P5"><text:span text:style-name="T7">delivered them to slaughter, "If the alliance/ did not give publicity to our grievances, if it did expose/ the tyranny of our masters, the latter might be more/ lenient". <text:s/>So, no doubt, the sufferers exclaim. <text:s/>Poor slaves, kiss the hand that strikes you. <text:s/>We/ may pity, we must forgive a people weighed down/ by intolerable vexations for that outburst of bitter/ feelings. <text:s/>But </text:span><text:span text:style-name="T4">we</text:span><text:span text:style-name="T7"> Americans rather than censure/ the Alliance, will extol is championship of the cause/ of Right against Might. <text:s/>True, the Alliance forces/ Roumania before the bar of civilization, it </text:span><text:span text:style-name="T4">shows that</text:span><text:span text:style-name="T7"> discloses the/ </text:span><text:span text:style-name="T4">land</text:span><text:span text:style-name="T7"> hollowness of that land, </text:span><text:span text:style-name="T4">its</text:span><text:span text:style-name="T7"> her perjury, and thus thrusts/ thorns into her sides. <text:s/>But that is its mission, unspeakably/ </text:span><text:span text:style-name="T4">difficult sorrowful</text:span><text:span text:style-name="T7"> painful as </text:span><text:span text:style-name="T4">it</text:span><text:span text:style-name="T7"> indeed it is. <text:s/>It dares not [?] silent in/ the face of medieval barbarity; only by agitating questions of vital-/ importance to our race, by insisting upon the recognition/ of our brethren to an equality which will </text:span><text:span text:style-name="T4">afford</text:span><text:span text:style-name="T7"> accord to us/ everywhere freedom of instruction, of commerce, of property/ and of religion, can Jews in benighted </text:span><text:span text:style-name="T4">regions</text:span><text:span text:style-name="T7"> climes hope to/ rise from their torpor and abject humiliation. <text:s/>Using its/ own language: To promote the emancipation and moral pro-/-gress of the Jewish people is the object of the </text:span><text:span text:style-name="T6">Alliance</text:span><text:span text:style-name="T7">/ </text:span><text:span text:style-name="T6">Israelite Universelle</text:span><text:span text:style-name="T7">./</text:span></text:p>
      <text:p text:style-name="P5"><text:span text:style-name="T7"/></text:p>
      <text:p text:style-name="P5"><text:span text:style-name="T7">[Page 8]</text:span></text:p>
      <text:p text:style-name="P5"><text:span text:style-name="T7">Brethren. <text:s/>I have so often explained how well founded/ are the claims of the most comprehensive of our insti-/-tutions to the cooperation of the whole Jewish world,/ that I could not, without wearisomely respecting my-/self, rehearse now its praises. <text:s/>Still I cannot deny/ [?] estimable and public spirited. <text:s/>The Central committee/ at Paris, desires me to ask that you will signalize this/ Purim--the twenty fifth anniversary of the founding/ of the Alliance--by exceptional tokens of sympathy./ <text:s/>As I do not anticipate to address many to morrow/ morning, when I shall speak a few words to act in-/-formaly[sic!] with sister-congregations, I seize this opportu-/-nity to thank my coreligionists who acceded to my/ written request. <text:s/>In anticipation of being able to pride/ myself on a universal response, either by donations/ or by a yearly subscription, I invoke Divine blessings./ <text:s/>May they rest on those who have already evinced/ fraternal sentiments, and on </text:span><text:span text:style-name="T4">those</text:span><text:span text:style-name="T7"> others who will copy/ the example. <text:s/>May the joyous festivity bring to/ all, domestic happiness, and the delightful sa-/-tisfaction of having done </text:span><text:soft-page-break/><text:span text:style-name="T7">their duty even as recommended by Esther and Mordecai </text:span><text:span text:style-name="T4">and Esther</text:span><text:span text:style-name="T7"> the Je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2T11:14:38.10</meta:creation-date>
    <dc:date>2012-07-12T12:44:52.33</dc:date>
    <dc:creator>Penn Libraries</dc:creator>
    <meta:editing-duration>PT00H10M2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79" meta:word-count="1846" meta:character-count="11485"/>
  </office:meta>
</office:document-meta>
</file>